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b62b" officeooo:paragraph-rsid="0005b62b"/>
    </style:style>
    <style:style style:name="P2" style:family="paragraph" style:parent-style-name="Standard">
      <style:paragraph-properties fo:text-align="justify" style:justify-single-word="false"/>
      <style:text-properties officeooo:rsid="0005b62b" officeooo:paragraph-rsid="0005b62b"/>
    </style:style>
    <style:style style:name="P3" style:family="paragraph" style:parent-style-name="Standard">
      <style:paragraph-properties fo:text-align="justify" style:justify-single-word="false"/>
      <style:text-properties officeooo:rsid="0005b62b" officeooo:paragraph-rsid="0007a199"/>
    </style:style>
    <style:style style:name="P4" style:family="paragraph" style:parent-style-name="Standard">
      <style:text-properties fo:font-weight="bold" officeooo:rsid="0005b62b" officeooo:paragraph-rsid="0005b62b" style:font-weight-asian="bold" style:font-weight-complex="bold"/>
    </style:style>
    <style:style style:name="T1" style:family="text">
      <style:text-properties officeooo:rsid="0007a1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astec Server Power Box Project</text:p>
      <text:p text:style-name="P1"/>
      <text:p text:style-name="P4">Standard Operation Routine</text:p>
      <text:p text:style-name="P1"/>
      <text:p text:style-name="P2">Device is responsible for ensuring uninterrupted power delivery to the loads. Under normal circumtances, it is expected to have 24V DC power from external vehicle low voltage DC regulator/battery. When external DC power is interrupted or drops below a certain level, device switches to battery power intantaneously to keep the loads powered with zero down time.</text:p>
      <text:p text:style-name="P2"/>
      <text:p text:style-name="P2">External power is delivered through low drop switches to the loads with extra filtering for common mode noise suppression. External power is also supplied to the battery charger section to keep the battery pack charged. </text:p>
      <text:p text:style-name="P2"/>
      <text:p text:style-name="P2">Device has a microcontroller supervision and logging subsystem which monitors the power delivery, battery states, thermal management and event logging. Microcontroller unit is connected to the host system via USB 2.0 communication.</text:p>
      <text:p text:style-name="P2"/>
      <text:p text:style-name="P2">System Overview</text:p>
      <text:p text:style-name="P2"/>
      <text:p text:style-name="P2">Supply Voltage <text:tab/>: 24V DC Nominal <text:s/>(Min : 22.5V min, Max 36V)</text:p>
      <text:p text:style-name="P2">Battery Voltage <text:tab/>: 22.4 V DC (3.2V x 7)</text:p>
      <text:p text:style-name="P3">Battery Type<text:tab/><text:tab/>: LiFeP<text:span text:style-name="T1">o4 prismatic type battery cells</text:span></text:p>
      <text:p text:style-name="P3"><text:span text:style-name="T1">Nominal Current<text:tab/>: 100A <text:s/></text:span></text:p>
      <text:p text:style-name="P2"/>
      <text:p text:style-name="P2">Device Subsections</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16T14:55:32.863000000</meta:creation-date>
    <dc:date>2025-09-16T15:09:57.481000000</dc:date>
    <meta:editing-duration>PT1M14S</meta:editing-duration>
    <meta:editing-cycles>1</meta:editing-cycles>
    <meta:document-statistic meta:table-count="0" meta:image-count="0" meta:object-count="0" meta:page-count="1" meta:paragraph-count="11" meta:word-count="168" meta:character-count="1078" meta:non-whitespace-character-count="914"/>
    <meta:generator>LibreOffice/7.2.0.4$Windows_X86_64 LibreOffice_project/9a9c6381e3f7a62afc1329bd359cc48accb6435b</meta:generator>
  </office:meta>
</office:document-meta>
</file>